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70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2pt" style:language-asian="en" style:country-asian="US" style:language-complex="en" style:country-complex="U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language="en" fo:country="US" style:font-name-asian="Helvetica" style:font-size-asian="12pt" style:font-name-complex="Helvetica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>
            <text:p>&amp;<text:span text:style-name="T1">P412473</text:span> = CULC 427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project: obta</text:p>
          </table:table-cell>
          <table:table-cell table:number-columns-repeated="1023"/>
        </table:table-row>
        <table:table-row table:style-name="ro2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office:value-type="string">
            <text:p>#atf: use unicode</text:p>
          </table:table-cell>
          <table:table-cell table:number-columns-repeated="1023"/>
        </table:table-row>
        <table:table-row table:style-name="ro2">
          <table:table-cell office:value-type="string">
            <text:p>#atf: use legacy</text:p>
          </table:table-cell>
          <table:table-cell table:number-columns-repeated="1023"/>
        </table:table-row>
        <table:table-row table:style-name="ro2">
          <table:table-cell office:value-type="string">
            <text:p>#atf: use math</text:p>
          </table:table-cell>
          <table:table-cell table:number-columns-repeated="1023"/>
        </table:table-row>
        <table:table-row table:style-name="ro2">
          <table:table-cell office:value-type="string">
            <text:p>#atf: use mylines</text:p>
          </table:table-cell>
          <table:table-cell table:number-columns-repeated="1023"/>
        </table:table-row>
        <table:table-row table:style-name="ro2">
          <table:table-cell office:value-type="string">
            <text:p>@table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1.</text:p>
          </table:table-cell>
          <table:table-cell office:value-type="string">
            <text:p>GU₄-HI.A</text:p>
          </table:table-cell>
          <table:table-cell office:value-type="string">
            <text:p>{še}MUR.GU₄</text:p>
          </table:table-cell>
          <table:table-cell/>
          <table:table-cell office:value-type="string">
            <text:p>DUH</text:p>
          </table:table-cell>
          <table:table-cell/>
          <table:table-cell office:value-type="string">
            <text:p>IN.NU.DA</text:p>
          </table:table-cell>
          <table:table-cell/>
          <table:table-cell office:value-type="string">
            <text:p>MU-BI.⸢IM⸣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alpū[bull]N; </text:p>
          </table:table-cell>
          <table:table-cell office:value-type="string">
            <text:p>imrûm[fodder]N; </text:p>
          </table:table-cell>
          <table:table-cell/>
          <table:table-cell office:value-type="string">
            <text:p>tuhhum[bran]N; </text:p>
          </table:table-cell>
          <table:table-cell/>
          <table:table-cell office:value-type="string">
            <text:p>tibnum[straw]N; </text:p>
          </table:table-cell>
          <table:table-cell/>
          <table:table-cell office:value-type="string">
            <text:p>šumšu[name]N</text:p>
          </table:table-cell>
          <table:table-cell table:number-columns-repeated="1015"/>
        </table:table-row>
        <table:table-row table:style-name="ro2">
          <table:table-cell office:value-type="string">
            <text:p>$ single ruling</text:p>
          </table:table-cell>
          <table:table-cell table:number-columns-repeated="255"/>
          <table:table-cell table:style-name="Default" table:number-columns-repeated="768"/>
        </table:table-row>
        <table:table-row table:style-name="ro2">
          <table:table-cell table:style-name="ce3" office:value-type="string">
            <text:p>2.</text:p>
          </table:table-cell>
          <table:table-cell office:value-type="string">
            <text:p>2.44</text:p>
          </table:table-cell>
          <table:table-cell office:value-type="string">
            <text:p>1(AŠ) &lt;GUR&gt; 2(BARIG) 1(BAN₂) 8 &lt;SILA₃&gt;</text:p>
          </table:table-cell>
          <table:table-cell/>
          <table:table-cell office:value-type="string">
            <text:p>1(AŠ) &lt;GUR&gt; 1(BARIG) 1(BAN₂) 3 &lt;SILA₃&gt;</text:p>
          </table:table-cell>
          <table:table-cell/>
          <table:table-cell office:value-type="string">
            <text:p>9(AŠ) &lt;GUR&gt;</text:p>
          </table:table-cell>
          <table:table-cell/>
          <table:table-cell office:value-type="string">
            <text:p>{d}EN.KI-ma-lik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n; n; n; qā[unit]N; </text:p>
          </table:table-cell>
          <table:table-cell/>
          <table:table-cell office:value-type="string">
            <text:p>n; kur[unit]N; n; n; n; qā[unit]N; </text:p>
          </table:table-cell>
          <table:table-cell/>
          <table:table-cell office:value-type="string">
            <text:p>n; kur[unit]N; </text:p>
          </table:table-cell>
          <table:table-cell/>
          <table:table-cell office:value-type="string">
            <text:p>Ea-malik[1]PN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4.</text:p>
          </table:table-cell>
          <table:table-cell office:value-type="string">
            <text:p>NÍG.Ú.RUM</text:p>
          </table:table-cell>
          <table:table-cell table:number-columns-repeated="6"/>
          <table:table-cell office:value-type="string">
            <text:p>{d}EN.LÍL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6"/>
          <table:table-cell office:value-type="string">
            <text:p>Enlil[1]DN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3" office:value-type="string">
            <text:p>5.</text:p>
          </table:table-cell>
          <table:table-cell office:value-type="string">
            <text:p>3.50</text:p>
          </table:table-cell>
          <table:table-cell office:value-type="string">
            <text:p>2(AŠ) &lt;GUR&gt; 1(BAN₂) 3 &lt;SILA₃&gt;</text:p>
          </table:table-cell>
          <table:table-cell/>
          <table:table-cell office:value-type="string">
            <text:p>1(AŠ) &lt;GUR&gt; 3(BARIG)</text:p>
          </table:table-cell>
          <table:table-cell/>
          <table:table-cell office:value-type="string">
            <text:p>1(U) 1(AŠ) &lt;GUR&gt;</text:p>
          </table:table-cell>
          <table:table-cell/>
          <table:table-cell office:value-type="string">
            <text:p>i-din-⸢{d}UTU⸣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n; n; qā[unit]N; </text:p>
          </table:table-cell>
          <table:table-cell/>
          <table:table-cell office:value-type="string">
            <text:p>n; kur[unit]N; n; </text:p>
          </table:table-cell>
          <table:table-cell/>
          <table:table-cell office:value-type="string">
            <text:p>n; n; kur[unit]N; </text:p>
          </table:table-cell>
          <table:table-cell/>
          <table:table-cell office:value-type="string">
            <text:p>Iddin-Šamaš[]PN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7.</text:p>
          </table:table-cell>
          <table:table-cell office:value-type="string">
            <text:p>[NÍG.Ú].RUM</text:p>
          </table:table-cell>
          <table:table-cell table:number-columns-repeated="6"/>
          <table:table-cell office:value-type="string">
            <text:p>[{d}]UTU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6"/>
          <table:table-cell office:value-type="string">
            <text:p>Šamaš[1]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table:style-name="ce3" office:value-type="string">
            <text:p>8.</text:p>
          </table:table-cell>
          <table:table-cell office:value-type="string">
            <text:p>[16]</text:p>
          </table:table-cell>
          <table:table-cell office:value-type="string">
            <text:p>4(BAN₂) 3? &lt;SILA₃&gt;</text:p>
          </table:table-cell>
          <table:table-cell/>
          <table:table-cell office:value-type="string">
            <text:p>4(BAN₂)</text:p>
          </table:table-cell>
          <table:table-cell office:value-type="string">
            <text:p>1(BAN₂)</text:p>
          </table:table-cell>
          <table:table-cell table:number-columns-repeated="2"/>
          <table:table-cell office:value-type="string">
            <text:p>ia-ú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qā[unit]N; </text:p>
          </table:table-cell>
          <table:table-cell/>
          <table:table-cell table:number-columns-repeated="2" office:value-type="string">
            <text:p>n; </text:p>
          </table:table-cell>
          <table:table-cell table:number-columns-repeated="2"/>
          <table:table-cell office:value-type="string">
            <text:p>yāʾu[mine]PP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10.</text:p>
          </table:table-cell>
          <table:table-cell office:value-type="string">
            <text:p>[NÍG.Ú].RUM</text:p>
          </table:table-cell>
          <table:table-cell table:number-columns-repeated="6"/>
          <table:table-cell office:value-type="string">
            <text:p>{d}NANNA</text:p>
          </table:table-cell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6"/>
          <table:table-cell office:value-type="string">
            <text:p>+Nanna[]DN$</text:p>
          </table:table-cell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$ several lines blank</text:p>
          </table:table-cell>
          <table:table-cell table:number-columns-repeated="1023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. |</text:p>
          </table:table-cell>
          <table:table-cell office:value-type="string" table:number-columns-spanned="8" table:number-rows-spanned="1">
            <text:p>{iti}DU₆.KÙ KI-3? U₄ 28-KAM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8" table:number-rows-spanned="1">
            <text:p>Tašritum[1]MN; n; ūm[day]N; n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2. |</text:p>
          </table:table-cell>
          <table:table-cell office:value-type="string" table:number-columns-spanned="8" table:number-rows-spanned="1">
            <text:p>%s mu ki-2 {ŋeš}tukul mah an {d}en-líl {d}en-ki-ga-&lt;ta&gt;</text:p>
          </table:table-cell>
          <table:covered-table-cell table:style-name="Default"/>
          <table:covered-table-cell table:number-columns-repeated="6"/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8" table:number-rows-spanned="1">
            <text:p>mu[year]; n; tukul[weapon]; mah[great]; An[1]; Enlil[1]; Enki[1]</text:p>
          </table:table-cell>
          <table:covered-table-cell table:style-name="Default"/>
          <table:covered-table-cell table:number-columns-repeated="6"/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 |</text:p>
          </table:table-cell>
          <table:table-cell office:value-type="string" table:number-columns-spanned="8" table:number-rows-spanned="1">
            <text:p>%s <text:s/>ì-si-in{ki} in-dab-ba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8" table:number-rows-spanned="1">
            <text:p>Isin[1]; dab[seize]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Bulls</text:p>
          </table:table-cell>
          <table:table-cell office:value-type="string">
            <text:p>Fodder</text:p>
          </table:table-cell>
          <table:table-cell/>
          <table:table-cell office:value-type="string">
            <text:p>Bran</text:p>
          </table:table-cell>
          <table:table-cell/>
          <table:table-cell office:value-type="string">
            <text:p>Straw</text:p>
          </table:table-cell>
          <table:table-cell/>
          <table:table-cell office:value-type="string">
            <text:p>Its name</text:p>
          </table:table-cell>
          <table:table-cell table:number-columns-repeated="1015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2 44</text:p>
          </table:table-cell>
          <table:table-cell office:value-type="string">
            <text:p>1 @gur 198 @sila</text:p>
          </table:table-cell>
          <table:table-cell/>
          <table:table-cell office:value-type="string">
            <text:p>1 @gur 73 @sila</text:p>
          </table:table-cell>
          <table:table-cell/>
          <table:table-cell office:value-type="string">
            <text:p>9 @gur</text:p>
          </table:table-cell>
          <table:table-cell/>
          <table:table-cell office:value-type="string">
            <text:p>Ea-malik</text:p>
          </table:table-cell>
          <table:table-cell table:number-columns-repeated="1015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8" table:number-rows-spanned="1">
            <text:p>Property of Enlil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5.</text:p>
          </table:table-cell>
          <table:table-cell office:value-type="string">
            <text:p>3 50</text:p>
          </table:table-cell>
          <table:table-cell office:value-type="string">
            <text:p>2 @gur 13 @sila</text:p>
          </table:table-cell>
          <table:table-cell/>
          <table:table-cell office:value-type="string">
            <text:p>1 @gur 180 @sila</text:p>
          </table:table-cell>
          <table:table-cell/>
          <table:table-cell office:value-type="string">
            <text:p>11 @gur</text:p>
          </table:table-cell>
          <table:table-cell/>
          <table:table-cell office:value-type="string">
            <text:p>Iddin-Šamaš</text:p>
          </table:table-cell>
          <table:table-cell table:number-columns-repeated="1015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8" table:number-rows-spanned="1">
            <text:p>Property of Šamaš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8.</text:p>
          </table:table-cell>
          <table:table-cell office:value-type="string">
            <text:p>[16]</text:p>
          </table:table-cell>
          <table:table-cell office:value-type="string">
            <text:p>@?43?@ @sila</text:p>
          </table:table-cell>
          <table:table-cell/>
          <table:table-cell office:value-type="string">
            <text:p>40 @sila</text:p>
          </table:table-cell>
          <table:table-cell office:value-type="string">
            <text:p>10 @sila</text:p>
          </table:table-cell>
          <table:table-cell table:number-columns-repeated="2"/>
          <table:table-cell office:value-type="string">
            <text:p>Mine</text:p>
          </table:table-cell>
          <table:table-cell table:number-columns-repeated="1015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10.</text:p>
          </table:table-cell>
          <table:table-cell office:value-type="string">
            <text:p>Property of Nanna</text:p>
          </table:table-cell>
          <table:table-cell table:number-columns-repeated="1022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$ several lines blank</text:p>
          </table:table-cell>
          <table:table-cell table:number-columns-repeated="1023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 table:number-columns-spanned="8" table:number-rows-spanned="1">
            <text:p>Tašritum (Month VI), third, day 28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8" table:number-rows-spanned="1">
            <text:p>Year: the second after which with the great weapon of An, Enlil and Enki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office:value-type="string">
            <text:p>3.</text:p>
          </table:table-cell>
          <table:table-cell office:value-type="string" table:number-columns-spanned="8" table:number-rows-spanned="1">
            <text:p>he seized Isin.</text:p>
          </table:table-cell>
          <table:covered-table-cell table:number-columns-repeated="7"/>
          <table:table-cell table:number-columns-repeated="1015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20:5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7-23T16:08:02</meta:creation-date>
    <dc:date>2014-05-13T20:58:30</dc:date>
    <meta:editing-duration>PT01H11M33S</meta:editing-duration>
    <meta:editing-cycles>17</meta:editing-cycles>
    <meta:generator>NeoOffice/3.4.1$Unix OpenOffice.org_project/Patch 0</meta:generator>
    <meta:document-statistic meta:table-count="3" meta:cell-count="139" meta:object-count="0"/>
  </office:meta>
</office:document-meta>
</file>